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5625332401741cm 3.07813283314829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5cm" svg:height="2.914cm" draw:transform="skewX (-0.000174532925199434) rotate (-1.55247036964896) translate (6.11979190983258cm 3.27400540367418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196) rotate (-2.1556561591382) translate (4.162640332617cm 3.40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26577737704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18244404371cm 6.95444843716568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7) rotate (-2.15652882376419) translate (6.8688736382087cm 7.214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rotate (-2.15687788961459) translate (4.65745781206571cm 2.2406281084624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9) rotate (-2.1556561591382) translate (6.4244573185943cm 2.103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2:00:31.151000000</dc:date>
    <meta:editing-duration>PT3M10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